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812in" text:list-level-position-and-space-mode="label-alignment">
          <style:list-level-label-alignment text:label-followed-by="listtab" fo:margin-left="0.5312in" fo:text-indent="-0.2812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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m_-4429667950586443348msolistparagraph" style:master-page-name="MP0" style:list-style-name="LFO1" style:family="paragraph">
      <style:paragraph-properties fo:break-before="page"/>
      <style:text-properties fo:font-weight="bold" style:font-weight-asian="bold"/>
    </style:style>
    <style:style style:name="P3" style:parent-style-name="m_-4429667950586443348msolistparagraph" style:family="paragraph">
      <style:paragraph-properties fo:margin-left="0.5312in">
        <style:tab-stops/>
      </style:paragraph-properties>
    </style:style>
    <style:style style:name="P4" style:parent-style-name="m_-4429667950586443348msolistparagraph" style:list-style-name="LFO2" style:family="paragraph"/>
    <style:style style:name="P5" style:parent-style-name="m_-4429667950586443348msolistparagraph" style:list-style-name="LFO2" style:family="paragraph"/>
    <style:style style:name="P6" style:parent-style-name="m_-4429667950586443348msolistparagraph" style:family="paragraph">
      <style:paragraph-properties fo:text-indent="0.25in"/>
    </style:style>
    <style:style style:name="T7" style:parent-style-name="Tipodeletrapredefinidodoparágrafo" style:family="text">
      <style:text-properties fo:font-weight="bold" style:font-weight-asian="bold"/>
    </style:style>
    <style:style style:name="T8" style:parent-style-name="Tipodeletrapredefinidodoparágrafo" style:family="text">
      <style:text-properties fo:font-weight="bold" style:font-weight-asian="bold" fo:font-size="7pt" style:font-size-asian="7pt" style:font-size-complex="7pt"/>
    </style:style>
    <style:style style:name="T9" style:parent-style-name="Tipodeletrapredefinidodoparágrafo" style:family="text">
      <style:text-properties fo:font-weight="bold" style:font-weight-asian="bold"/>
    </style:style>
    <style:style style:name="T10" style:parent-style-name="Tipodeletrapredefinidodoparágrafo" style:family="text">
      <style:text-properties fo:font-weight="bold" style:font-weight-asian="bold"/>
    </style:style>
    <style:style style:name="P11" style:parent-style-name="m_-4429667950586443348msolistparagraph" style:list-style-name="LFO3" style:family="paragraph"/>
    <style:style style:name="P12" style:parent-style-name="m_-4429667950586443348msolistparagraph" style:list-style-name="LFO3" style:family="paragraph"/>
    <style:style style:name="P13" style:parent-style-name="m_-4429667950586443348msolistparagraph" style:list-style-name="LFO3" style:family="paragraph"/>
    <style:style style:name="P14" style:parent-style-name="m_-4429667950586443348msolistparagraph" style:list-style-name="LFO3" style:family="paragraph"/>
    <style:style style:name="P15" style:parent-style-name="m_-4429667950586443348msolistparagraph" style:list-style-name="LFO3" style:family="paragraph"/>
    <style:style style:name="P16" style:parent-style-name="m_-4429667950586443348msolistparagraph" style:list-style-name="LFO3" style:family="paragraph"/>
    <style:style style:name="P17" style:parent-style-name="m_-4429667950586443348msolistparagraph" style:list-style-name="LFO3" style:family="paragraph"/>
    <style:style style:name="P18" style:parent-style-name="m_-4429667950586443348msolistparagraph" style:list-style-name="LFO3" style:family="paragraph"/>
    <style:style style:name="P19" style:parent-style-name="m_-4429667950586443348msolistparagraph" style:list-style-name="LFO3" style:family="paragraph"/>
    <style:style style:name="T20" style:parent-style-name="Tipodeletrapredefinidodoparágrafo" style:family="text">
      <style:text-properties fo:font-weight="bold" style:font-weight-asian="bold"/>
    </style:style>
    <style:style style:name="T21" style:parent-style-name="Tipodeletrapredefinidodoparágrafo" style:family="text">
      <style:text-properties fo:font-weight="bold" style:font-weight-asian="bold" fo:font-size="7pt" style:font-size-asian="7pt" style:font-size-complex="7pt"/>
    </style:style>
    <style:style style:name="T22" style:parent-style-name="Tipodeletrapredefinidodoparágrafo" style:family="text">
      <style:text-properties fo:font-weight="bold" style:font-weight-asian="bold"/>
    </style:style>
    <style:style style:name="P23" style:parent-style-name="ParágrafodaLista" style:list-style-name="LFO4" style:family="paragraph"/>
    <style:style style:name="P24" style:parent-style-name="ParágrafodaLista" style:list-style-name="LFO4" style:family="paragraph"/>
    <style:style style:name="P25" style:parent-style-name="ParágrafodaLista" style:list-style-name="LFO4" style:family="paragraph"/>
    <style:style style:name="P26" style:parent-style-name="ParágrafodaLista" style:list-style-name="LFO4" style:family="paragraph"/>
    <style:style style:name="P27" style:parent-style-name="ParágrafodaLista" style:list-style-name="LFO4" style:family="paragraph"/>
    <style:style style:name="P28" style:parent-style-name="ParágrafodaLista" style:list-style-name="LFO4" style:family="paragraph"/>
  </office:automatic-styles>
  <office:body>
    <office:text text:use-soft-page-breaks="true">
      <text:list text:style-name="LFO1" text:continue-numbering="true">
        <text:list-item>
          <text:p text:style-name="P1">Tenha um parágrafo que resuma o trabalho que realizaram ou estão a realizar(1 parágrafo);</text:p>
        </text:list-item>
      </text:list>
      <text:p text:style-name="P3"/>
      <text:list text:style-name="LFO2" text:continue-numbering="true">
        <text:list-item>
          <text:p text:style-name="P4">O trabalho que temos estado a realizar é elaborar um sistema de tickets.</text:p>
        </text:list-item>
        <text:list-item>
          <text:p text:style-name="P5"/>
        </text:list-item>
      </text:list>
      <text:p text:style-name="P6"><text:span text:style-name="T7">2)</text:span><text:span text:style-name="T8">     <text:s/></text:span><text:span text:style-name="T9">Uma lista<text:s/></text:span><text:span text:style-name="T10">de tarefas (resumidas);</text:span></text:p>
      <text:list text:style-name="LFO3" text:continue-numbering="true">
        <text:list-item>
          <text:p text:style-name="P11">Criação do sistema de login.</text:p>
        </text:list-item>
        <text:list-item>
          <text:p text:style-name="P12">Criação da Base de dados que será usada no sistema de tickets,<text:s/></text:p>
        </text:list-item>
        <text:list-item>
          <text:p text:style-name="P13">Criação as grids para os tickets e para o histórico dos tickets,</text:p>
        </text:list-item>
        <text:list-item>
          <text:p text:style-name="P14">Cada funcionário pode enviar uma resposta a um ticket enviando anexos se assim o pretender.</text:p>
        </text:list-item>
        <text:list-item>
          <text:p text:style-name="P15">Os funcionários podem enviar emails sem estes serem resposta a um ticket.</text:p>
        </text:list-item>
        <text:list-item>
          <text:p text:style-name="P16">Permitir que sejam criados novos departamentos, novos utilizadores, dar permissões aos utilizadores, apagar utilizadores e departamentos.</text:p>
        </text:list-item>
        <text:list-item>
          <text:p text:style-name="P17">Permitir que os tickets sejam vistos unicamente por um utilizador.</text:p>
        </text:list-item>
        <text:list-item>
          <text:p text:style-name="P18">Permitir que um ticket seja atribuído a um utilizador ou a um departamento sendo estas alterações registadas num log.</text:p>
        </text:list-item>
        <text:list-item>
          <text:p text:style-name="P19">Somente os utilizadores do tipo super administrador podem criar novos departamentos e novos utilizadores.</text:p>
        </text:list-item>
      </text:list>
      <text:p text:style-name="m_-4429667950586443348msolistparagraph"><text:span text:style-name="T20">3)</text:span><text:span text:style-name="T21">     <text:s/></text:span><text:span text:style-name="T22">Tecnologias utilizadas.</text:span></text:p>
      <text:list text:style-name="LFO4" text:continue-numbering="true">
        <text:list-item>
          <text:p text:style-name="P23">EXTJS</text:p>
        </text:list-item>
        <text:list-item>
          <text:p text:style-name="P24">PHP</text:p>
        </text:list-item>
        <text:list-item>
          <text:p text:style-name="P25">IMAP</text:p>
        </text:list-item>
        <text:list-item>
          <text:p text:style-name="P26">MYSQL</text:p>
        </text:list-item>
        <text:list-item>
          <text:p text:style-name="P27">SQLSERVER</text:p>
        </text:list-item>
        <text:list-item>
          <text:p text:style-name="P28">NOTEJS</text:p>
        </text:list-item>
      </text:list>
      <text:p text:style-name="ParágrafodaLista"/>
      <text:p text:style-name="ParágrafodaLista"/>
      <text:p text:style-name="ParágrafodaLista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m_-4429667950586443348msolistparagraph" style:display-name="m_-4429667950586443348msolistparagraph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pt" style:country-asian="PT" fo:hyphenate="false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aráter" style:display-name="Cabeçalho Caráter" style:family="text" style:parent-style-name="Tipodeletrapredefinidodoparágrafo"/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aráter" style:display-name="Rodapé Caráter" style:family="text" style:parent-style-name="Tipodeletrapredefinidodoparágraf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Wingdings" style:font-name-asian="Times New Roman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812in" text:list-level-position-and-space-mode="label-alignment">
          <style:list-level-label-alignment text:label-followed-by="listtab" fo:margin-left="0.5312in" fo:text-indent="-0.2812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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P2" style:parent-style-name="Rodapé" style:family="paragraph">
      <style:paragraph-properties>
        <style:tab-stops>
          <style:tab-stop style:type="center" style:position="2.9527in"/>
        </style:tab-stops>
      </style:paragraph-properties>
    </style:style>
  </office:automatic-styles>
  <office:master-styles>
    <style:master-page style:name="MP0" style:page-layout-name="PL0">
      <style:header>
        <text:p text:style-name="Cabeçalho"/>
      </style:header>
      <style:footer>
        <text:p text:style-name="P2">CTESP TPSI<text:tab/>Leonardo Vieira<text:s/>150210023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din PT</meta:initial-creator>
    <dc:creator>Odin PT</dc:creator>
    <meta:creation-date>2017-07-09T17:06:00Z</meta:creation-date>
    <dc:date>2017-07-11T08:20:00Z</dc:date>
    <meta:template xlink:href="Normal" xlink:type="simple"/>
    <meta:editing-cycles>3</meta:editing-cycles>
    <meta:editing-duration>PT660S</meta:editing-duration>
    <meta:document-statistic meta:page-count="1" meta:paragraph-count="2" meta:word-count="161" meta:character-count="1031" meta:row-count="7" meta:non-whitespace-character-count="872"/>
  </office:meta>
</office:document-meta>
</file>